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F407DE088E0F3E1A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5" text:anchor-type="char" svg:x="5.662cm" svg:y="4.519cm" svg:width="5.419cm" svg:height="5.419cm" draw:z-index="1"><draw:image xlink:href="Pictures/10000001000001F4000001F407DE088E0F3E1A86.png" xlink:type="simple" xlink:show="embed" xlink:actuate="onLoad" draw:mime-type="image/png"/></draw:frame><draw:frame draw:style-name="fr1" draw:name="Figura10" text:anchor-type="char" svg:x="11.079cm" svg:y="4.519cm" svg:width="5.419cm" svg:height="5.419cm" draw:z-index="2"><draw:image xlink:href="Pictures/10000001000001F4000001F407DE088E0F3E1A86.png" xlink:type="simple" xlink:show="embed" xlink:actuate="onLoad" draw:mime-type="image/png"/></draw:frame><draw:frame draw:style-name="fr1" draw:name="Figura15" text:anchor-type="char" svg:x="0.245cm" svg:y="4.519cm" svg:width="5.419cm" svg:height="5.419cm" draw:z-index="4"><draw:image xlink:href="Pictures/10000001000001F4000001F407DE088E0F3E1A86.png" xlink:type="simple" xlink:show="embed" xlink:actuate="onLoad" draw:mime-type="image/png"/></draw:frame><draw:frame draw:style-name="fr1" draw:name="Figura19" text:anchor-type="char" svg:x="5.662cm" svg:y="9.936cm" svg:width="5.419cm" svg:height="5.419cm" draw:z-index="5"><draw:image xlink:href="Pictures/10000001000001F4000001F407DE088E0F3E1A86.png" xlink:type="simple" xlink:show="embed" xlink:actuate="onLoad" draw:mime-type="image/png"/></draw:frame><draw:frame draw:style-name="fr1" draw:name="Figura24" text:anchor-type="char" svg:x="11.079cm" svg:y="9.936cm" svg:width="5.419cm" svg:height="5.419cm" draw:z-index="6"><draw:image xlink:href="Pictures/10000001000001F4000001F407DE088E0F3E1A86.png" xlink:type="simple" xlink:show="embed" xlink:actuate="onLoad" draw:mime-type="image/png"/></draw:frame><draw:frame draw:style-name="fr1" draw:name="Figura25" text:anchor-type="char" svg:x="11.079cm" svg:y="15.353cm" svg:width="5.419cm" svg:height="5.419cm" draw:z-index="7"><draw:image xlink:href="Pictures/10000001000001F4000001F407DE088E0F3E1A86.png" xlink:type="simple" xlink:show="embed" xlink:actuate="onLoad" draw:mime-type="image/png"/></draw:frame><draw:frame draw:style-name="fr1" draw:name="Figura28" text:anchor-type="char" svg:x="5.662cm" svg:y="15.353cm" svg:width="5.419cm" svg:height="5.419cm" draw:z-index="8"><draw:image xlink:href="Pictures/10000001000001F4000001F407DE088E0F3E1A86.png" xlink:type="simple" xlink:show="embed" xlink:actuate="onLoad" draw:mime-type="image/png"/></draw:frame><draw:frame draw:style-name="fr1" draw:name="Figura29" text:anchor-type="char" svg:x="0.245cm" svg:y="15.353cm" svg:width="5.419cm" svg:height="5.419cm" draw:z-index="9"><draw:image xlink:href="Pictures/10000001000001F4000001F407DE088E0F3E1A86.png" xlink:type="simple" xlink:show="embed" xlink:actuate="onLoad" draw:mime-type="image/png"/></draw:frame><draw:frame draw:style-name="fr1" draw:name="Figura30" text:anchor-type="char" svg:x="0.245cm" svg:y="9.936cm" svg:width="5.419cm" svg:height="5.419cm" draw:z-index="10"><draw:image xlink:href="Pictures/10000001000001F4000001F407DE088E0F3E1A86.png" xlink:type="simple" xlink:show="embed" xlink:actuate="onLoad" draw:mime-type="image/png"/></draw:frame><draw:frame draw:style-name="fr1" draw:name="Figura12" text:anchor-type="char" svg:x="5.662cm" svg:y="-0.898cm" svg:width="5.419cm" svg:height="5.419cm" draw:z-index="3"><draw:image xlink:href="Pictures/10000001000001F4000001F407DE088E0F3E1A86.png" xlink:type="simple" xlink:show="embed" xlink:actuate="onLoad" draw:mime-type="image/png"/></draw:frame><draw:frame draw:style-name="fr1" draw:name="Figura2" text:anchor-type="char" svg:x="0.245cm" svg:y="-0.898cm" svg:width="5.419cm" svg:height="5.419cm" draw:z-index="0"><draw:image xlink:href="Pictures/10000001000001F4000001F407DE088E0F3E1A86.png" xlink:type="simple" xlink:show="embed" xlink:actuate="onLoad" draw:mime-type="image/png"/></draw:frame><draw:frame draw:style-name="fr1" draw:name="Figura1" text:anchor-type="char" svg:x="0.245cm" svg:y="20.77cm" svg:width="5.419cm" svg:height="5.419cm" draw:z-index="11"><draw:image xlink:href="Pictures/10000001000001F4000001F407DE088E0F3E1A86.png" xlink:type="simple" xlink:show="embed" xlink:actuate="onLoad" draw:mime-type="image/png"/></draw:frame><draw:frame draw:style-name="fr1" draw:name="Figura4" text:anchor-type="char" svg:x="5.662cm" svg:y="20.77cm" svg:width="5.419cm" svg:height="5.419cm" draw:z-index="12"><draw:image xlink:href="Pictures/10000001000001F4000001F407DE088E0F3E1A86.png" xlink:type="simple" xlink:show="embed" xlink:actuate="onLoad" draw:mime-type="image/png"/></draw:frame><draw:frame draw:style-name="fr1" draw:name="Figura6" text:anchor-type="char" svg:x="11.079cm" svg:y="20.77cm" svg:width="5.419cm" svg:height="5.419cm" draw:z-index="13"><draw:image xlink:href="Pictures/10000001000001F4000001F407DE088E0F3E1A86.png" xlink:type="simple" xlink:show="embed" xlink:actuate="onLoad" draw:mime-type="image/png"/></draw:frame><draw:frame draw:style-name="fr1" draw:name="Figura3" text:anchor-type="char" svg:x="11.079cm" svg:y="-0.898cm" svg:width="5.419cm" svg:height="5.419cm" draw:z-index="14"><draw:image xlink:href="Pictures/10000001000001F4000001F407DE088E0F3E1A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3:53:49.248177425</meta:creation-date>
    <dc:date>2023-06-26T14:16:54.949846575</dc:date>
    <meta:editing-duration>PT12M45S</meta:editing-duration>
    <meta:editing-cycles>2</meta:editing-cycles>
    <meta:generator>LibreOffice/7.3.7.2$Linux_X86_64 LibreOffice_project/30$Build-2</meta:generator>
    <meta:print-date>2023-06-26T14:16:08.046354230</meta:print-date>
    <meta:document-statistic meta:table-count="0" meta:image-count="15" meta:object-count="0" meta:page-count="1" meta:paragraph-count="0" meta:word-count="0" meta:character-count="0" meta:non-whitespace-character-count="0"/>
  </office:meta>
</office:document-meta>
</file>